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1.8. Interoperability</text:span> bölümü, OAuth 2.0 protokolünün sağlamış olduğu güçlü yetkilendirme çerçevesine rağmen, protokolün farklı uygulamalar arasında tamamen uyumlu bir şekilde çalışmasının bazen zor olabileceğini belirtmektedir. Burada anlatılan ana noktalar şunlardır:</text:p>
      <text:h text:style-name="Heading_20_3" text:outline-level="3">1. <text:span text:style-name="Strong_20_Emphasis">OAuth 2.0'un Zengin ve Esnek Yapısı</text:span></text:h>
      <text:p text:style-name="Text_20_body">OAuth 2.0, esnek ve genişletilebilir bir yetkilendirme çerçevesi sunar. Bu, çeşitli kullanım senaryoları ve ihtiyaçlar için uyarlanabilir hale gelmesini sağlar. Ancak bu esneklik, aynı zamanda <text:span text:style-name="Strong_20_Emphasis">uyumsuzluk</text:span> sorunlarına yol açabilir. Yani, bir OAuth 2.0 uygulamasının diğer OAuth 2.0 uygulamalarıyla doğru şekilde çalışabilmesi, standarttan çok fazla sapmamalıdır. Aksi halde, farklı OAuth 2.0 implementasyonları birbirleriyle uyumsuz olabilir.</text:p>
      <text:h text:style-name="Heading_20_3" text:outline-level="3">2. <text:span text:style-name="Strong_20_Emphasis">Eksik ve Tanımlanmamış Bileşenler</text:span></text:h>
      <text:p text:style-name="Text_20_body">OAuth 2.0, bazı gerekli bileşenleri veya özellikleri tam olarak tanımlamamaktadır. Bu eksiklikler, özellikle aşağıdaki bileşenleri içerir:</text:p>
      <text:list text:style-name="L1">
        <text:list-item>
          <text:p text:style-name="P2"><text:span text:style-name="Strong_20_Emphasis">Client Registration (İstemci Kaydı)</text:span>: İstemcilerin yetkilendirme sunucusuna nasıl kaydedileceği hakkında net bir yönerge bulunmamaktadır.</text:p>
        </text:list-item>
        <text:list-item>
          <text:p text:style-name="P2"><text:span text:style-name="Strong_20_Emphasis">Authorization Server Capabilities (Yetkilendirme Sunucusu Yetenekleri)</text:span>: Yetkilendirme sunucularının hangi özellikleri desteklemesi gerektiği tam olarak tanımlanmamıştır.</text:p>
        </text:list-item>
        <text:list-item>
          <text:p text:style-name="P1"><text:span text:style-name="Strong_20_Emphasis">Endpoint Discovery (Uç Nokta Keşfi)</text:span>: Yetkilendirme ve kaynak sunucularının uç noktalarını keşfetme yöntemleri konusunda eksiklikler vardır.</text:p>
        </text:list-item>
      </text:list>
      <text:p text:style-name="Text_20_body">Bu eksiklikler, OAuth 2.0 implementasyonlarının birbirleriyle uyumlu çalışmasını zorlaştırabilir. İstemciler, belirli bir yetkilendirme sunucusuyla ve kaynak sunucusuyla doğru şekilde iletişim kurabilmek için elle ve özel olarak yapılandırılmalıdır.</text:p>
      <text:h text:style-name="Heading_20_3" text:outline-level="3">3. <text:span text:style-name="Strong_20_Emphasis">Gelecekteki Çalışmalar ve Uyum Sağlama</text:span></text:h>
      <text:p text:style-name="Text_20_body">OAuth 2.0'ın mevcut hali, uyumluluğu artırmak için daha fazla <text:span text:style-name="Strong_20_Emphasis">profil tanımlamayı</text:span> ve <text:span text:style-name="Strong_20_Emphasis">uzantılar geliştirmeyi</text:span> gerektirecektir. Bu eksikliklerin ve potansiyel uyumsuzlukların üstesinden gelmek için gelecekte yapılacak çalışmaların, web ölçeğinde <text:span text:style-name="Strong_20_Emphasis">tam uyumluluğu</text:span> sağlayacak daha fazla standart ve yönerge tanımlaması beklenmektedir.</text:p>
      <text:h text:style-name="Heading_20_3" text:outline-level="3">Özetle</text:h>
      <text:p text:style-name="Text_20_body">OAuth 2.0, esnekliği nedeniyle farklı uygulamalar için uyarlanabilir, ancak bu esneklik bazı durumlarda farklı uygulamaların birbirleriyle uyumsuz olmasına yol açabilir. Ayrıca, protokolün bazı bileşenleri tam olarak tanımlanmadığı için, istemcilerin ve sunucuların birbirleriyle uyumlu olabilmesi için manuel yapılandırmalar gerekebilir. Gelecekte, bu uyumsuzlukları gidermek amacıyla daha fazla standart ve profil tanımlanması beklenmektedi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2:44:25.037235152</meta:creation-date>
    <dc:date>2025-01-26T02:45:05.430669080</dc:date>
    <meta:editing-duration>PT40S</meta:editing-duration>
    <meta:editing-cycles>1</meta:editing-cycles>
    <meta:document-statistic meta:table-count="0" meta:image-count="0" meta:object-count="0" meta:page-count="1" meta:paragraph-count="13" meta:word-count="282" meta:character-count="2433" meta:non-whitespace-character-count="2167"/>
    <meta:generator>LibreOffice/7.4.7.2$Linux_X86_64 LibreOffice_project/40$Build-2</meta:generator>
  </office:meta>
</office:document-meta>
</file>